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/>
    </style:style>
    <style:style style:name="T1" style:family="text">
      <style:text-properties officeooo:rsid="00047d37"/>
    </style:style>
    <style:style style:name="T2" style:family="text">
      <style:text-properties fo:font-weight="bold" officeooo:rsid="00047d37" style:font-weight-asian="bold" style:font-weight-complex="bold"/>
    </style:style>
    <style:style style:name="T3" style:family="text">
      <style:text-properties fo:font-weight="normal" officeooo:rsid="00047d37" style:font-weight-asian="normal" style:font-weight-complex="normal"/>
    </style:style>
    <style:style style:name="T4" style:family="text">
      <style:text-properties fo:font-weight="normal" officeooo:rsid="0007e22f" style:font-weight-asian="normal" style:font-weight-complex="normal"/>
    </style:style>
    <style:style style:name="T5" style:family="text">
      <style:text-properties fo:font-weight="normal" officeooo:rsid="000819a1" style:font-weight-asian="normal" style:font-weight-complex="normal"/>
    </style:style>
    <style:style style:name="T6" style:family="text">
      <style:text-properties fo:font-weight="normal" officeooo:rsid="00085a31" style:font-weight-asian="normal" style:font-weight-complex="normal"/>
    </style:style>
    <style:style style:name="T7" style:family="text">
      <style:text-properties fo:font-weight="normal" officeooo:rsid="0009d058" style:font-weight-asian="normal" style:font-weight-complex="normal"/>
    </style:style>
    <style:style style:name="T8" style:family="text">
      <style:text-properties fo:font-weight="normal" officeooo:rsid="000ac32c" style:font-weight-asian="normal" style:font-weight-complex="normal"/>
    </style:style>
    <style:style style:name="T9" style:family="text">
      <style:text-properties fo:font-weight="normal" officeooo:rsid="000b287f" style:font-weight-asian="normal" style:font-weight-complex="normal"/>
    </style:style>
    <style:style style:name="T10" style:family="text">
      <style:text-properties fo:font-weight="normal" officeooo:rsid="000c284a" style:font-weight-asian="normal" style:font-weight-complex="normal"/>
    </style:style>
    <style:style style:name="T11" style:family="text">
      <style:text-properties fo:font-weight="normal" officeooo:rsid="000d3712" style:font-weight-asian="normal" style:font-weight-complex="normal"/>
    </style:style>
    <style:style style:name="T12" style:family="text">
      <style:text-properties fo:font-weight="normal" officeooo:rsid="000e6e2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VALCANTI, Maria Laura Vivieiros de Castro. A Iniciação Antropológica. <text:span text:style-name="T1">In: ESTEVES, Leonardo Leal; VIANNA, Beto (orgs.). </text:span><text:span text:style-name="T2">Desafios da Alteridade: antropologia na Universidade Federal de Sergipe</text:span><text:span text:style-name="T3">. São Cristóvão: Editora UFS, 2019.</text:span></text:p>
      <text:p text:style-name="P2"><text:span text:style-name="T3"/></text:p>
      <text:p text:style-name="P2"><text:span text:style-name="T3"><text:s/></text:span><text:span text:style-name="T4">“A pesquisa de campo ocupa na antropologia lugar análogo ao dos rituais na vida social. Os rituais buscam de modo inconsciente e mediatizado por muitas formas expressivas aquilo que a pesquisa de campo explicita como objetivo científico: a aquisição de um conhecimento sobre a sociedade, que vem junto da obtenção de um conhecimento novo do pesquisador sobre si mesmo e sobre seu próprio entorno mais imediato.”</text:span></text:p>
      <text:p text:style-name="P2"><text:span text:style-name="T4"/></text:p>
      <text:p text:style-name="P2"><text:span text:style-name="T4">“</text:span><text:span text:style-name="T5">Há, assim, um tripé em que se apoia o fazer etnográfico: o “campo”, o arsenal teórico da disciplina e a narrativa construída <text:s/>na escrita.”</text:span></text:p>
      <text:p text:style-name="P2"><text:span text:style-name="T5"/></text:p>
      <text:p text:style-name="P2"><text:span text:style-name="T4">“</text:span><text:span text:style-name="T6">Quando queremos conhecer alguma coisa nova, a transformação do exótico em familiar requer o profundo estranhamento do familiar, requisito idêntico àquele exigido pela transformação da familiaridade em conhecimento efetivo. O estranhamento e a relativização são, portanto, como sabemos, os elementos-chave dessa atitude de conhecimento que nos guia no ir e vir ao “campo” (…) a observação antropológica nada tem de espontânea, é uma atitude de conhecimento, uma postura intelectual e afetiva que requer treinamento profissional.”</text:span></text:p>
      <text:p text:style-name="P2"><text:span text:style-name="T6"/></text:p>
      <text:p text:style-name="P2"><text:span text:style-name="T6">“Em antropologia, o caminho de uma pesquisa só pode ser traçado ao mesmo tempo em que é percorrido. </text:span><text:span text:style-name="T7">(…) O ritual acadêmico da defesa é apenas a fase final de uma longa sequência ritual, aquela de reagregação do noviço a uma certa rotina de sua vida pessoal e ao seu novo grupo profissional. Mesmo depois de iniciado, com o ir e vir constante propiciado pelas diferentes pesquisas, ele permanece rito de passagem no sentido pleno e nos transforma em seres em permanente comutação.</text:span><text:span text:style-name="T6">”</text:span></text:p>
      <text:p text:style-name="P2"><text:span text:style-name="T6"/></text:p>
      <text:p text:style-name="P2"><text:span text:style-name="T6">“</text:span><text:span text:style-name="T8">Em antropologia, pesquisamos e conhecemos com esse mesmo corpo inteiro desde o qual falamos, e essa maneira de conhecer que integra dimensões não verbais do pensamento é tão próxima e tão profundamente humana que causa incrível desconfiança nos alunos/iniciandos. (…) Essa brincadeira séria e estimulante nos </text:span><text:soft-page-break/><text:span text:style-name="T8">transformará para sempre em seres que aprenderam a se deslocar </text:span><text:span text:style-name="T9">permanentemente.</text:span><text:span text:style-name="T6">”</text:span></text:p>
      <text:p text:style-name="P2"><text:span text:style-name="T6"/></text:p>
      <text:p text:style-name="P2"><text:span text:style-name="T6">“</text:span><text:span text:style-name="T10">Está claro que esse “desvio de mim mesma” (…) passou pelo momento de profundo distanciamento subjetivo trazido pela objetivação dessa experiência na escrita. É preciso lembrar que essa escrita também se faz por aproximações: quantos ensaios e erros, quantos rascunhos e esboços de ideias naquilo que é mais precioso do que qualquer gravação imagética ou verbal, ou que, pelo menos, não pode ser substituído por elas: o diário de campo. Essa escrita, finaliza o complicado processo cognitivo e afetivo que a precede, é uma das felicidades, eu creio, da antropologia-meio-poesia, pois, afinal, aprender a dizer é, já nos ensinou Octávio Paz, aprender a pensar e não o contrário.”</text:span></text:p>
      <text:p text:style-name="P2"><text:span text:style-name="T10"/></text:p>
      <text:p text:style-name="P2"><text:span text:style-name="T10">“</text:span><text:span text:style-name="T11">Tudo isso se reduz ou corresponde, vocês poderiam dizer, á ideia da tradução antropológica. Eu concordaria desde que pensássemos da ideia da tradução como recriação, pois não se trata de dizer a mesma coisa em outra língua, mas dizer outra coisa de modo muito diferente, em outra língua. </text:span><text:span text:style-name="T12">No entanto, trata-se de uma forma de dizer, que é feita de aproximações, desvios, diferenças e oposições mesmo da outra, porém, essas formas distintas de dizer podem se reconhecer mutuamente, remetendo sempre uma à outra sem se anularem ou se substituírem.(…) Se uma pesquisa tem de fato valor, essa relação mútua perdura e se abre sempre para outras possibilidades de perspectivas exploradas, quem sabe, por outros pesquisadores e leitores.”</text:span></text:p>
      <text:p text:style-name="P2"><text:span text:style-name="T12"/></text:p>
      <text:p text:style-name="P2"><text:span text:style-name="T12">“(…) O recurso às palavras para narrar uma experiência de pesquisa de modo fidedigno e persuasivo, e sobretudo para narrar de uma forma por meio da qual seja possível alcançar o ambiente não diretamente acessível aos leitores, não é exclusivo da Antropologia, mas é certamente uma parte decisiva da arte de nosso ofício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1:17:17.861275795</meta:creation-date>
    <dc:date>2020-04-09T19:48:54.962686668</dc:date>
    <meta:editing-duration>PT41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613" meta:character-count="3908" meta:non-whitespace-character-count="3302"/>
  </office:meta>
</office:document-meta>
</file>